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b2b2b2"/>
    </style:style>
    <style:style style:name="ce10"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8"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9"/>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8"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9"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0"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9"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chet.bradson (public): Selling quail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y, and have a nice day!</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occu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5">01/05/2018</text:date>, <text:time>18:44: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5T18:44:42.51</dc:date>
    <dc:creator>Seab Dinch</dc:creator>
    <meta:editing-duration>P9DT16H1M12S</meta:editing-duration>
    <meta:editing-cycles>464</meta:editing-cycles>
    <meta:document-statistic meta:table-count="1" meta:cell-count="3310" meta:object-count="0"/>
  </office:meta>
</office:document-meta>
</file>